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5c819" officeooo:paragraph-rsid="001042ac"/>
    </style:style>
    <style:style style:name="P4" style:family="paragraph" style:parent-style-name="Standard">
      <style:text-properties officeooo:rsid="000adbd9"/>
    </style:style>
    <style:style style:name="P5" style:family="paragraph" style:parent-style-name="Standard">
      <style:text-properties officeooo:rsid="0008e29f" officeooo:paragraph-rsid="0008e29f"/>
    </style:style>
    <style:style style:name="P6" style:family="paragraph" style:parent-style-name="Standard">
      <style:text-properties officeooo:rsid="000f2db1" officeooo:paragraph-rsid="0008e29f"/>
    </style:style>
    <style:style style:name="P7" style:family="paragraph" style:parent-style-name="Standard">
      <style:text-properties officeooo:rsid="0010eaf8"/>
    </style:style>
    <style:style style:name="P8" style:family="paragraph" style:parent-style-name="Standard">
      <style:text-properties officeooo:rsid="0013ba42" officeooo:paragraph-rsid="0013ba42"/>
    </style:style>
    <style:style style:name="P9" style:family="paragraph" style:parent-style-name="Standard">
      <style:text-properties officeooo:rsid="0013ba42" officeooo:paragraph-rsid="00176326"/>
    </style:style>
    <style:style style:name="P10" style:family="paragraph" style:parent-style-name="Standard">
      <style:text-properties fo:font-size="10pt" officeooo:rsid="0015a8ef" officeooo:paragraph-rsid="0013ba42" style:font-size-asian="10pt" style:font-size-complex="10pt"/>
    </style:style>
    <style:style style:name="P11" style:family="paragraph" style:parent-style-name="Standard">
      <style:text-properties officeooo:rsid="0015a8ef" officeooo:paragraph-rsid="0013ba42"/>
    </style:style>
    <style:style style:name="P12" style:family="paragraph" style:parent-style-name="Standard">
      <style:text-properties officeooo:rsid="0005c819" officeooo:paragraph-rsid="001844b4"/>
    </style:style>
    <style:style style:name="P13" style:family="paragraph" style:parent-style-name="Standard">
      <style:text-properties officeooo:rsid="0013ba42" officeooo:paragraph-rsid="0013ba42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T4" style:family="text">
      <style:text-properties officeooo:rsid="001042ac"/>
    </style:style>
    <style:style style:name="T5" style:family="text">
      <style:text-properties officeooo:rsid="0010eaf8"/>
    </style:style>
    <style:style style:name="T6" style:family="text">
      <style:text-properties officeooo:rsid="0013ba42"/>
    </style:style>
    <style:style style:name="T7" style:family="text">
      <style:text-properties officeooo:rsid="000f2db1"/>
    </style:style>
    <style:style style:name="T8" style:family="text">
      <style:text-properties officeooo:rsid="00176326"/>
    </style:style>
    <style:style style:name="T9" style:family="text">
      <style:text-properties officeooo:rsid="001844b4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8">Homework 4</text:span><text:span text:style-name="T3">: The </text:span><text:span text:style-name="T6">Deque</text:span><text:span text:style-name="T4"> class </text:span><text:span text:style-name="T8">(alternative)</text:span></text:p>
      <text:p text:style-name="P1"><text:tab/><text:span text:style-name="T2">files: </text:span><text:span text:style-name="T6">Deque.h, deque_test.cpp</text:span></text:p>
      <text:p text:style-name="P4"><text:tab/><text:span text:style-name="T6">3/</text:span><text:span text:style-name="T8">14</text:span><text:span text:style-name="T5">/2012</text:span></text:p>
      <text:p text:style-name="P7"><text:tab/>Data structures used: <text:span text:style-name="T8">Array.</text:span></text:p>
      <text:p text:style-name="P9"><text:tab/><text:span text:style-name="T8">This program provides an alternative implementation of the deque class. This implementation <text:tab/>uses a single array as the underlying container. By keeping the elements of the deque in the <text:tab/>center of the array as much as possible, it is possible to maintain the deque in proper working <text:tab/>order and at the same time avoid having to reallocate additional space when an element is <text:tab/>pushed at either end of the deque. Inevitably, the array will fill up; if this is case, the size of </text:span></text:p>
      <text:p text:style-name="P9"><text:span text:style-name="T8"><text:s text:c="12"/>the array is increased by a factor of two prior to exceeding the capacity of the array. </text:span><text:span text:style-name="T2"><text:tab/></text:span></text:p>
      <text:p text:style-name="P12"><text:span text:style-name="T9"><text:tab/>100% complete.</text:span></text:p>
      <text:p text:style-name="P12"><text:span text:style-name="T9"/></text:p>
      <text:p text:style-name="P2"><text:tab/><text:span text:style-name="T3">Time and Storage complexities:</text:span></text:p>
      <text:p text:style-name="P3"><text:tab/><text:span text:style-name="T6">Deque</text:span><text:span text:style-name="T4"> class:</text:span></text:p>
      <text:p text:style-name="P10"><text:tab/></text:p>
      <text:p text:style-name="P10"><draw:frame draw:style-name="fr1" draw:name="Object1" text:anchor-type="paragraph" svg:width="5.728in" svg:height="5.4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oft-page-break/><text:tab/><text:span text:style-name="T7"> <text:s/></text:span></text:p>
      <text:p text:style-name="P8"/>
      <text:p text:style-name="P8"/>
      <text:p text:style-name="P8"><text:tab/>DequeIterator class:</text:p>
      <text:p text:style-name="P6"><text:tab/></text:p>
      <text:p text:style-name="P6"><draw:frame draw:style-name="fr1" draw:name="Object2" text:anchor-type="paragraph" svg:width="5.728in" svg:height="3.66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3-13T21:59:39</dc:date>
    <dc:creator>user </dc:creator>
    <meta:editing-duration>PT01H30M45S</meta:editing-duration>
    <meta:editing-cycles>15</meta:editing-cycles>
    <meta:generator>OpenOffice.org/3.2$Linux OpenOffice.org_project/320m19$Build-9505</meta:generator>
    <meta:document-statistic meta:table-count="0" meta:image-count="0" meta:object-count="2" meta:page-count="2" meta:paragraph-count="16" meta:word-count="130" meta:character-count="8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89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unsigned int,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 Deque&lt;T&gt; 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~Dequ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operator=( Deque&lt;T&gt;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operator[]( unsigned int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eg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nd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const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iterator&amp;,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insert( const iterator&amp;, const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front( const T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back( const T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center_it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21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89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6">
          <table:table-cell table:number-columns-repeated="4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2">
          <table:table-cell/>
          <table:table-cell table:style-name="ce2" office:value-type="string">
            <text:p>DequeIterator::DequeIterator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DequeIterator(Deque *, int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DequeIterator( iterator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*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++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++(int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- -(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 - -(int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==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 !=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DequeIterator::operator &lt; 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[] ( unsigned int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 = ( iterator &amp;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 + ( int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  <table:table-row table:style-name="ro2">
          <table:table-cell/>
          <table:table-cell table:style-name="ce3" office:value-type="string">
            <text:p>DequeIterator::operator – ( int )</text:p>
          </table:table-cell>
          <table:table-cell table:style-name="ce4" office:value-type="string">
            <text:p>O(1)</text:p>
          </table:table-cell>
          <table:table-cell table:style-name="ce4" office:value-type="string">
            <text:p>O(1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21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